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2200000253BF31F0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" fo:font-size="24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" fo:font-size="24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style:paragraph-properties fo:line-height="150%"/>
      <style:text-properties fo:color="#ffffff" style:font-name="Arial" fo:font-size="24pt" fo:text-shadow="1pt 1pt" style:font-size-asian="24pt" style:font-size-complex="24pt"/>
    </style:style>
    <style:style style:name="P6" style:family="paragraph">
      <style:text-properties fo:color="#ffffff" style:font-name="Arial" fo:font-size="24pt" fo:text-shadow="1pt 1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" fo:font-size="10pt" fo:font-weight="normal" style:font-name-asian="Segoe UI" style:font-size-asian="10pt" style:font-weight-asian="normal" style:font-name-complex="Segoe UI" style:font-size-complex="10pt" style:font-weight-complex="normal"/>
    </style:style>
    <style:style style:name="P8" style:family="paragraph">
      <style:paragraph-properties fo:line-height="150%"/>
      <style:text-properties fo:color="#ffffff" style:font-name="Arial" fo:font-size="24pt" fo:text-shadow="1pt 1pt" fo:font-weight="normal" style:font-size-asian="24pt" style:font-weight-asian="normal" style:font-size-complex="24pt" style:font-weight-complex="normal"/>
    </style:style>
    <style:style style:name="P9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Segoe UI" fo:font-size="8.5pt" fo:font-weight="normal" style:font-name-asian="Segoe UI" style:font-size-asian="8.5pt" style:font-weight-asian="normal" style:font-name-complex="Segoe UI" style:font-size-complex="8.5pt" style:font-weight-complex="normal"/>
    </style:style>
    <style:style style:name="P10" style:family="paragraph">
      <style:text-properties fo:color="#ffffff" style:font-name="Arial" fo:font-size="24pt" fo:text-shadow="1pt 1pt" fo:font-weight="normal" style:font-size-asian="24pt" style:font-weight-asian="normal" style:font-size-complex="24pt" style:font-weight-complex="normal"/>
    </style:style>
    <style:style style:name="P11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Arial" fo:font-size="8.5pt" fo:font-weight="normal" style:font-name-asian="Segoe UI" style:font-size-asian="8.5pt" style:font-weight-asian="normal" style:font-name-complex="Segoe UI" style:font-size-complex="8.5pt" style:font-weight-complex="normal"/>
    </style:style>
    <style:style style:name="P12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Segoe UI" fo:font-size="24pt" fo:font-weight="normal" style:font-name-asian="Segoe UI" style:font-size-asian="8.5pt" style:font-weight-asian="normal" style:font-name-complex="Segoe UI" style:font-size-complex="8.5pt" style:font-weight-complex="normal"/>
    </style:style>
    <style:style style:name="P13" style:family="paragraph">
      <style:paragraph-properties fo:margin-left="0cm" fo:margin-right="0cm" fo:margin-top="0cm" fo:margin-bottom="0cm" fo:line-height="150%" fo:text-indent="0cm" style:text-autospace="none"/>
      <style:text-properties fo:color="#ffffff" style:font-name="Segoe UI" fo:font-size="24pt" fo:text-shadow="1pt 1pt" fo:font-weight="normal" style:font-name-asian="Segoe UI" style:font-size-asian="8.5pt" style:font-weight-asian="normal" style:font-name-complex="Segoe UI" style:font-size-complex="8.5pt" style:font-weight-complex="normal"/>
    </style:style>
    <style:style style:name="P14" style:family="paragraph">
      <style:paragraph-properties fo:margin-left="0cm" fo:margin-right="0cm" fo:margin-top="0cm" fo:margin-bottom="0cm" fo:text-indent="0cm" style:text-autospace="none"/>
      <style:text-properties fo:color="#ffffff" style:font-name="Segoe UI" fo:font-size="8.5pt" fo:font-weight="normal" style:font-name-asian="Segoe UI" style:font-size-asian="8.5pt" style:font-weight-asian="normal" style:font-name-complex="Segoe UI" style:font-size-complex="8.5pt" style:font-weight-complex="normal"/>
    </style:style>
    <style:style style:name="T1" style:family="text">
      <style:text-properties fo:color="#ffffff" style:font-name="Arial" fo:font-size="24pt" fo:text-shadow="1pt 1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Arial" fo:font-size="24pt" fo:text-shadow="1pt 1pt" style:font-size-asian="24pt" style:font-size-complex="24pt"/>
    </style:style>
    <style:style style:name="T3" style:family="text">
      <style:text-properties fo:color="#ffffff" style:font-name="Arial" fo:font-size="16pt" fo:text-shadow="1pt 1pt" fo:font-weight="normal" style:font-name-asian="Segoe UI" style:font-size-asian="16pt" style:font-weight-asian="normal" style:font-name-complex="Segoe UI" style:font-size-complex="16pt" style:font-weight-complex="normal"/>
    </style:style>
    <style:style style:name="T4" style:family="text">
      <style:text-properties fo:color="#ffffff" style:font-name="Arial" fo:font-size="28pt" fo:text-shadow="1pt 1pt" fo:font-weight="normal" style:font-name-asian="Segoe UI" style:font-size-asian="28pt" style:font-weight-asian="normal" style:font-name-complex="Segoe UI" style:font-size-complex="28pt" style:font-weight-complex="normal"/>
    </style:style>
    <style:style style:name="T5" style:family="text"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T6" style:family="text">
      <style:text-properties fo:color="#ffffff" style:font-name="Arial" fo:font-size="24pt" fo:text-shadow="1pt 1pt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font-name="Segoe UI" fo:font-size="28pt" fo:text-shadow="1pt 1pt" fo:font-weight="normal" style:font-name-asian="Segoe UI" style:font-size-asian="28pt" style:font-weight-asian="normal" style:font-name-complex="Segoe UI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2.642cm" svg:x="1.524cm" svg:y="1.016cm">
          <draw:text-box>
            <text:p text:style-name="P1"><text:span text:style-name="T1">The Epistle Reading</text:span></text:p>
            <text:p text:style-name="P1"><text:span text:style-name="T2">Philippians 2:1–18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7.928cm" svg:x="1.524cm" svg:y="1.016cm">
          <draw:text-box>
            <text:p text:style-name="P4"><text:span text:style-name="T3">1</text:span><text:span text:style-name="T4"> </text:span><text:span text:style-name="T5">So if there is any encouragement in Christ, any comfort from love, any participation in the Spirit, any affection and sympathy, </text:span><text:span text:style-name="T3">2</text:span><text:span text:style-name="T4"> </text:span><text:span text:style-name="T5">complete my joy by being of the same mind, having the same love, being in full accord and of one min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5" draw:layer="layout" svg:width="25.146cm" svg:height="7.928cm" svg:x="1.524cm" svg:y="1.016cm">
          <draw:text-box>
            <text:p text:style-name="P4"><text:span text:style-name="T3">3</text:span><text:span text:style-name="T4"> </text:span><text:span text:style-name="T5">Do nothing from rivalry or conceit, but in humility count others more significant than yourselves. </text:span><text:span text:style-name="T3">4</text:span><text:span text:style-name="T4"> </text:span><text:span text:style-name="T5">Let each of you look not only to his own interests, but also to the interests of others. </text:span><text:span text:style-name="T3">5</text:span><text:span text:style-name="T4"> </text:span><text:span text:style-name="T5">Have this mind among yourselves, which is yours in Christ Jesus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5" draw:layer="layout" svg:width="25.146cm" svg:height="6.283cm" svg:x="1.524cm" svg:y="1.016cm">
          <draw:text-box>
            <text:p text:style-name="P4"><text:span text:style-name="T3">6</text:span><text:span text:style-name="T4"> </text:span><text:span text:style-name="T5">who, though he was in the form of God, did not count equality with God a thing to be grasped, </text:span><text:span text:style-name="T3">7</text:span><text:span text:style-name="T4"> </text:span><text:span text:style-name="T5">but made himself nothing, taking the form of a servant, being born in the likeness of men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5" draw:layer="layout" svg:width="25.146cm" svg:height="6.283cm" svg:x="1.524cm" svg:y="1.016cm">
          <draw:text-box>
            <text:p text:style-name="P4"><text:span text:style-name="T3">8</text:span><text:span text:style-name="T4"> </text:span><text:span text:style-name="T5">And being found in human form, he humbled himself by becoming obedient to the point of death, even death on a cross. </text:span><text:span text:style-name="T3">9</text:span><text:span text:style-name="T4"> </text:span><text:span text:style-name="T5">Therefore God has highly exalted him and bestowed on him the name that is above every name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6" draw:layer="layout" svg:width="25.146cm" svg:height="6.283cm" svg:x="1.524cm" svg:y="1.016cm">
          <draw:text-box>
            <text:p text:style-name="P4"><text:span text:style-name="T3">10</text:span><text:span text:style-name="T4"> </text:span><text:span text:style-name="T5">so that at the name of Jesus every knee should bow, in heaven and on earth and under the earth, </text:span><text:span text:style-name="T3">11</text:span><text:span text:style-name="T4"> </text:span><text:span text:style-name="T5">and every tongue confess that Jesus Christ is Lord, to the glory of God the Father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8" draw:layer="layout" svg:width="25.146cm" svg:height="6.283cm" svg:x="1.524cm" svg:y="1.016cm">
          <draw:text-box>
            <text:p text:style-name="P7"><text:span text:style-name="T3">12</text:span><text:span text:style-name="T4"> </text:span><text:span text:style-name="T5">Therefore, my beloved, as you have always obeyed, so now, not only as in my presence but much more in my absence, work out your own salvation with fear and trembling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0" draw:layer="layout" svg:width="25.146cm" svg:height="4.638cm" svg:x="1.524cm" svg:y="1.016cm">
          <draw:text-box>
            <text:p text:style-name="P9"><text:span text:style-name="T3">13</text:span><text:span text:style-name="T4"> </text:span><text:span text:style-name="T5">for it is God who works in you, both to will and to work for his good pleasure.</text:span></text:p>
            <text:p text:style-name="P9"><text:span text:style-name="T3">14</text:span><text:span text:style-name="T4"> </text:span><text:span text:style-name="T5">Do all things without grumbling or question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0" draw:layer="layout" svg:width="25.146cm" svg:height="6.283cm" svg:x="1.524cm" svg:y="1.016cm">
          <draw:text-box>
            <text:p text:style-name="P11"><text:span text:style-name="T3">15</text:span><text:span text:style-name="T4"> </text:span><text:span text:style-name="T5">that you may be blameless and innocent, children of God without blemish in the midst of a crooked and twisted generation, among whom you shine as lights in the worl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3" draw:layer="layout" svg:width="25.146cm" svg:height="4.849cm" svg:x="1.524cm" svg:y="1.016cm">
          <draw:text-box>
            <text:p text:style-name="P12"><text:span text:style-name="T3">16</text:span><text:span text:style-name="T7"> </text:span><text:span text:style-name="T5">holding fast to the word of life, so that in the day of Christ I may be proud that I did not run in vain or labor in vain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0" draw:layer="layout" svg:width="25.146cm" svg:height="7.38cm" svg:x="1.524cm" svg:y="1.016cm">
          <draw:text-box>
            <text:p text:style-name="P9"><text:span text:style-name="T3">17</text:span><text:span text:style-name="T4"> </text:span><text:span text:style-name="T5">Even if I am to be poured out as a drink offering upon the sacrificial offering of your faith, I am glad and rejoice with you all. </text:span><text:span text:style-name="T3">18</text:span><text:span text:style-name="T4"> </text:span><text:span text:style-name="T5">Likewise you also should be glad and rejoice with me.</text:span></text:p>
            <text:p text:style-name="P1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BF31F0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7T14:42:26.736000000</meta:creation-date>
    <dc:date>2014-09-27T14:59:24.465000000</dc:date>
    <dc:creator>Arthur Hoch</dc:creator>
    <meta:editing-duration>PT5M55S</meta:editing-duration>
    <meta:editing-cycles>1</meta:editing-cycles>
    <meta:document-statistic meta:object-count="54"/>
    <meta:generator>LibreOffice/4.3.1.2$Windows_x86 LibreOffice_project/958349dc3b25111dbca392fbc281a05559ef6848</meta:generator>
  </office:meta>
</office:document-meta>
</file>